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f732f" officeooo:paragraph-rsid="000f732f"/>
    </style:style>
    <style:style style:name="P2" style:family="paragraph" style:parent-style-name="Standard">
      <style:paragraph-properties fo:text-align="start" style:justify-single-word="false"/>
      <style:text-properties officeooo:rsid="000f732f" officeooo:paragraph-rsid="000f732f"/>
    </style:style>
    <style:style style:name="P3" style:family="paragraph" style:parent-style-name="Standard">
      <style:paragraph-properties fo:text-align="start" style:justify-single-word="false"/>
      <style:text-properties officeooo:paragraph-rsid="000f779d"/>
    </style:style>
    <style:style style:name="P4" style:family="paragraph" style:parent-style-name="Standard">
      <style:paragraph-properties fo:text-align="center" style:justify-single-word="false"/>
      <style:text-properties officeooo:rsid="001298a3" officeooo:paragraph-rsid="001298a3"/>
    </style:style>
    <style:style style:name="P5" style:family="paragraph" style:parent-style-name="Standard">
      <style:paragraph-properties fo:text-align="start" style:justify-single-word="false"/>
      <style:text-properties officeooo:rsid="0015ec06" officeooo:paragraph-rsid="0015ec06"/>
    </style:style>
    <style:style style:name="P6" style:family="paragraph" style:parent-style-name="Footnote">
      <style:text-properties officeooo:rsid="000f779d" officeooo:paragraph-rsid="000f779d"/>
    </style:style>
    <style:style style:name="P7" style:family="paragraph" style:parent-style-name="Footnote">
      <style:text-properties officeooo:rsid="001049b1" officeooo:paragraph-rsid="001049b1"/>
    </style:style>
    <style:style style:name="P8" style:family="paragraph" style:parent-style-name="Header">
      <style:paragraph-properties fo:text-align="end" style:justify-single-word="false"/>
      <style:text-properties officeooo:rsid="000f732f" officeooo:paragraph-rsid="000f732f"/>
    </style:style>
    <style:style style:name="T1" style:family="text">
      <style:text-properties officeooo:rsid="000f732f"/>
    </style:style>
    <style:style style:name="T2" style:family="text">
      <style:text-properties officeooo:rsid="000f779d"/>
    </style:style>
    <style:style style:name="T3" style:family="text">
      <style:text-properties style:text-position="super 58%" officeooo:rsid="000f779d"/>
    </style:style>
    <style:style style:name="T4" style:family="text">
      <style:text-properties officeooo:rsid="00104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 think I scored maybe a 5 or so cause I was like completely unprepared so I’d probably just slip $100 into the AP test booklet and hope for the best</text:p>
      <text:p text:style-name="P1"/>
      <text:p text:style-name="P1">Prompt answer</text:p>
      <text:p text:style-name="P1"/>
      <text:p text:style-name="P2"><text:tab/>In Bragg and Pollan’s articles, “For the Love of Mayonnaise” and “Unhappy Meals,” repsectively, they talk about food in Amercia, especially with regard to nutrition and lifestyles. They take more or less similar stances, with Pollan arguing on the scientific side of the picture, and Bragg discussing lifestyles. Overall, I’d say that with regards to the two documents, the claim that we are what we eat is a valid one indeed.</text:p>
      <text:p text:style-name="P3"><text:span text:style-name="T1"><text:tab/>Both are very credible when it comes to their arguments. One of the central points to Bragg’s argument is that there are two types of people, who he and his wife differentiates by calling them “mustard people” and “mayonnaise people.” They describe “mustard people” as people who “</text:span>wake up in the morning and run five miles,” “eat flax and what appears to be horse feed,” <text:span text:style-name="T2">and “</text:span>make their doctors happy, with arteries as slick as the inside of a drinking straw.”<text:note text:id="ftn0" text:note-class="footnote"><text:note-citation>1</text:note-citation><text:note-body><text:p text:style-name="P6">Bragg 3</text:p></text:note-body></text:note> <text:span text:style-name="T2">Then he describes the “mayonnaise people” as those who “drive five miles, to eat pancakes,” and who “</text:span>would not get near a canoe even if it was the only thing we could hide under during a lightning storm.”<text:span text:style-name="T3">1</text:span> <text:span text:style-name="T2">Essentially, he breaks down everyone into fitting into two groups, easily differentiated by their food choices. And he certainly has the credibility to back it up, with his wife and himself contrasting as a “mustard person” and “mayonnaise person,” respectively. Pollan, however, takes the scientific perspective, citing papers and nutritionists, questioning “</text:span>How might we plot our escape from nutritionism and, in turn, from the deleterious effects of the modern die<text:span text:style-name="T4">t...”</text:span><text:span text:style-name="T4"><text:note text:id="ftn1" text:note-class="footnote"><text:note-citation>2</text:note-citation><text:note-body><text:p text:style-name="P7">Pollan 12</text:p></text:note-body></text:note></text:span><text:span text:style-name="T4"> and talking about the heath benefits that accompany.</text:span></text:p>
      <text:p text:style-name="P3"><text:tab/><text:span text:style-name="T4">Now, on the point of logic, both of their statements do certainly make sense, in one way or another. From a purely scientific point of view — which is the only view he takes on the matter — Pollan is spot-on, merely because nearly no solid matter exists in our body from means other than eating. So, obviously, “we are what we eat.” However, in regard to the logic behind Bragg’s argument, I’d say it’s certainly a little shakey. It seems that overall, he’s arguing that one’s lifestyle is directly tied to the food they eat. I’d say that looking head on, it doesn’t hold much weight. Instead, I’d say it’s the other way around, with a person’s overall activity and lifestyle influencing what they eat instead of the former, i.e. “you eat what you are.” However, taking a look at this from a cultural perspective, it makes much sense. Over one’s childhood, I’d argue that food is a pervasive, defining part, and you can almost define people’s overall personality by their childhood diet and what they grow to eat. From this perspective, with Bragg instead talking about the overall role of food in a cultural perspective, his argument makes a bit more sense.</text:span></text:p>
      <text:p text:style-name="P3"><text:tab/></text:p>
      <text:p text:style-name="P5">note: I didn’t finish btw so yeah</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f732f" officeooo:paragraph-rsid="000f732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6/04/04</text:p>
        <text:p text:style-name="MP1">Mr. 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35:11.187712810</meta:creation-date>
    <dc:date>2016-04-04T14:19:35.786359246</dc:date>
    <meta:editing-duration>PT10M34S</meta:editing-duration>
    <meta:editing-cycles>3</meta:editing-cycles>
    <meta:generator>LibreOffice/5.1.1.3$Linux_X86_64 LibreOffice_project/10m0$Build-3</meta:generator>
    <meta:document-statistic meta:table-count="0" meta:image-count="0" meta:object-count="0" meta:page-count="1" meta:paragraph-count="14" meta:word-count="521" meta:character-count="3040" meta:non-whitespace-character-count="2524"/>
  </office:meta>
</office:document-meta>
</file>